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30" table:style-name="ta1">
        <table:shapes>
          <draw:frame draw:z-index="0" draw:style-name="gr1" draw:text-style-name="P1" svg:width="6.2984in" svg:height="3.5449in" svg:x="3.9673in" svg:y="0.7949in">
            <draw:object draw:notify-on-update-of-ranges="nn30.C2:nn30.C8 nn30.A1:nn30.A1 nn30.A2:nn30.A8 nn30.B1:nn30.B1 nn30.B2:nn30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2548" calcext:value-type="float">
            <text:p>95.2548</text:p>
          </table:table-cell>
          <table:table-cell office:value-type="float" office:value="68.1338028169014" calcext:value-type="float">
            <text:p>68.133802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4306" calcext:value-type="float">
            <text:p>95.4306</text:p>
          </table:table-cell>
          <table:table-cell office:value-type="float" office:value="75.1322751322751" calcext:value-type="float">
            <text:p>75.1322751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77.6408450704225" calcext:value-type="float">
            <text:p>77.6408450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78.5840707964602" calcext:value-type="float">
            <text:p>78.5840707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79.0123456790123" calcext:value-type="float">
            <text:p>79.0123456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79.5774647887324" calcext:value-type="float">
            <text:p>79.577464788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20" table:style-name="ta1">
        <table:shapes>
          <draw:frame draw:z-index="0" draw:style-name="gr1" draw:text-style-name="P1" svg:width="6.2984in" svg:height="3.5449in" svg:x="3.9673in" svg:y="0.7949in">
            <draw:object draw:notify-on-update-of-ranges="nn20.C2:nn20.C8 nn20.A1:nn20.A1 nn20.A2:nn20.A8 nn20.B1:nn20.B1 nn20.B2:nn20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69.8943661971831" calcext:value-type="float">
            <text:p>69.894366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79.1887125220459" calcext:value-type="float">
            <text:p>79.188712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78.5211267605634" calcext:value-type="float">
            <text:p>78.5211267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79.8230088495575" calcext:value-type="float">
            <text:p>79.8230088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80.7760141093474" calcext:value-type="float">
            <text:p>80.7760141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82.2183098591549" calcext:value-type="float">
            <text:p>82.218309859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0" table:style-name="ta1">
        <table:shapes>
          <draw:frame draw:z-index="0" draw:style-name="gr1" draw:text-style-name="P1" svg:width="6.2984in" svg:height="3.5449in" svg:x="3.9673in" svg:y="0.7949in">
            <draw:object draw:notify-on-update-of-ranges="nn10.C2:nn10.C8 nn10.A1:nn10.A1 nn10.A2:nn10.A8 nn10.B1:nn10.B1 nn10.B2:nn10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73.4154929577465" calcext:value-type="float">
            <text:p>73.4154929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891" calcext:value-type="float">
            <text:p>97.891</text:p>
          </table:table-cell>
          <table:table-cell office:value-type="float" office:value="78.6596119929453" calcext:value-type="float">
            <text:p>78.6596119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79.7535211267606" calcext:value-type="float">
            <text:p>79.7535211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80.8849557522124" calcext:value-type="float">
            <text:p>80.88495575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83.5978835978836" calcext:value-type="float">
            <text:p>83.59788359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82.0422535211268" calcext:value-type="float">
            <text:p>82.042253521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5" table:style-name="ta1">
        <table:shapes>
          <draw:frame draw:z-index="0" draw:style-name="gr1" draw:text-style-name="P1" svg:width="6.2984in" svg:height="3.5449in" svg:x="3.9673in" svg:y="0.7949in">
            <draw:object draw:notify-on-update-of-ranges="nn5.C2:nn5.C8 nn5.A1:nn5.A1 nn5.A2:nn5.A8 nn5.B1:nn5.B1 nn5.B2:nn5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74.8239436619718" calcext:value-type="float">
            <text:p>74.823943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5395" calcext:value-type="float">
            <text:p>97.5395</text:p>
          </table:table-cell>
          <table:table-cell office:value-type="float" office:value="79.3650793650794" calcext:value-type="float">
            <text:p>79.3650793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80.9859154929577" calcext:value-type="float">
            <text:p>80.985915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80.7079646017699" calcext:value-type="float">
            <text:p>80.7079646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81.8342151675485" calcext:value-type="float">
            <text:p>81.8342151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82.0422535211268" calcext:value-type="float">
            <text:p>82.042253521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3" table:style-name="ta1">
        <table:shapes>
          <draw:frame draw:z-index="0" draw:style-name="gr1" draw:text-style-name="P1" svg:width="6.2984in" svg:height="3.5449in" svg:x="3.9673in" svg:y="0.7949in">
            <draw:object draw:notify-on-update-of-ranges="nn3.C2:nn3.C8 nn3.A1:nn3.A1 nn3.A2:nn3.A8 nn3.B1:nn3.B1 nn3.B2:nn3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3638" calcext:value-type="float">
            <text:p>97.3638</text:p>
          </table:table-cell>
          <table:table-cell office:value-type="float" office:value="78.4832451499118" calcext:value-type="float">
            <text:p>78.4832451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80.2816901408451" calcext:value-type="float">
            <text:p>80.281690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80.5309734513274" calcext:value-type="float">
            <text:p>80.53097345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80.7760141093474" calcext:value-type="float">
            <text:p>80.7760141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81.6901408450704" calcext:value-type="float">
            <text:p>81.690140845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" table:style-name="ta1">
        <table:shapes>
          <draw:frame draw:z-index="0" draw:style-name="gr1" draw:text-style-name="P1" svg:width="6.2984in" svg:height="3.5449in" svg:x="3.9673in" svg:y="0.7949in">
            <draw:object draw:notify-on-update-of-ranges="nn1.C2:nn1.C8 nn1.A1:nn1.A1 nn1.A2:nn1.A8 nn1.B1:nn1.B1 nn1.B2:nn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6063" calcext:value-type="float">
            <text:p>95.6063</text:p>
          </table:table-cell>
          <table:table-cell office:value-type="float" office:value="75.3521126760564" calcext:value-type="float">
            <text:p>75.3521126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76.0141093474427" calcext:value-type="float">
            <text:p>76.0141093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9033" calcext:value-type="float">
            <text:p>94.9033</text:p>
          </table:table-cell>
          <table:table-cell office:value-type="float" office:value="79.2253521126761" calcext:value-type="float">
            <text:p>79.2253521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3093" calcext:value-type="float">
            <text:p>96.3093</text:p>
          </table:table-cell>
          <table:table-cell office:value-type="float" office:value="78.9380530973452" calcext:value-type="float">
            <text:p>78.9380530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.3761" calcext:value-type="float">
            <text:p>94.3761</text:p>
          </table:table-cell>
          <table:table-cell office:value-type="float" office:value="79.8941798941799" calcext:value-type="float">
            <text:p>79.894179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0791" calcext:value-type="float">
            <text:p>95.0791</text:p>
          </table:table-cell>
          <table:table-cell office:value-type="float" office:value="80.6338028169014" calcext:value-type="float">
            <text:p>80.633802816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3:54:05.625344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9:43:31.460863769</meta:creation-date>
    <dc:date>2014-10-18T15:13:51.313886141</dc:date>
    <meta:editing-duration>P0D</meta:editing-duration>
    <meta:editing-cycles>4</meta:editing-cycles>
    <meta:generator>LibreOffice/4.2.5.2$Linux_x86 LibreOffice_project/420m0$Build-2</meta:generator>
    <meta:document-statistic meta:table-count="6" meta:cell-count="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1 y Validación Cruzada</text:p>
        </chart:subtitle>
        <chart:legend chart:legend-position="end" svg:x="12.834cm" svg:y="3.958cm" style:legend-expansion="high" chart:style-name="ch4"/>
        <chart:plot-area chart:style-name="ch5" table:cell-range-address="nn1.B2:nn1.C8 nn1.A1:nn1.A8 nn1.B1:nn1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.C2:nn1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.A2:nn1.A8" chart:label-cell-address="nn1.A1:nn1.A1" chart:class="chart:bar">
            <chart:data-point chart:repeated="7"/>
          </chart:series>
          <chart:series chart:style-name="ch12" chart:values-cell-range-address="nn1.B2:nn1.B8" chart:label-cell-address="nn1.B1:nn1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.A1:nn1.A1</svg:desc>
                </draw:g>
              </table:table-cell>
              <table:table-cell office:value-type="string">
                <text:p>Implementacion</text:p>
                <draw:g>
                  <svg:desc>nn1.B1:nn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.C2:nn1.C8</svg:desc>
                </draw:g>
              </table:table-cell>
              <table:table-cell office:value-type="float" office:value="95.6063">
                <text:p>95.6063</text:p>
                <draw:g>
                  <svg:desc>nn1.A2:nn1.A8</svg:desc>
                </draw:g>
              </table:table-cell>
              <table:table-cell office:value-type="float" office:value="75.3521126760564">
                <text:p>75.3521126760564</text:p>
                <draw:g>
                  <svg:desc>nn1.B2:nn1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76.0141093474427">
                <text:p>76.01410934744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  <table:table-cell office:value-type="float" office:value="79.2253521126761">
                <text:p>79.22535211267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  <table:table-cell office:value-type="float" office:value="78.9380530973452">
                <text:p>78.93805309734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79.4326241134752">
                <text:p>79.43262411347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  <table:table-cell office:value-type="float" office:value="79.8941798941799">
                <text:p>79.89417989417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  <table:table-cell office:value-type="float" office:value="80.6338028169014">
                <text:p>80.6338028169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3 y Validación Cruzada</text:p>
        </chart:subtitle>
        <chart:legend chart:legend-position="end" svg:x="12.834cm" svg:y="3.958cm" style:legend-expansion="high" chart:style-name="ch4"/>
        <chart:plot-area chart:style-name="ch5" table:cell-range-address="nn3.B2:nn3.C8 nn3.A1:nn3.A8 nn3.B1:nn3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.C2:nn3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.A2:nn3.A8" chart:label-cell-address="nn3.A1:nn3.A1" chart:class="chart:bar">
            <chart:data-point chart:repeated="7"/>
          </chart:series>
          <chart:series chart:style-name="ch12" chart:values-cell-range-address="nn3.B2:nn3.B8" chart:label-cell-address="nn3.B1:nn3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.A1:nn3.A1</svg:desc>
                </draw:g>
              </table:table-cell>
              <table:table-cell office:value-type="string">
                <text:p>Implementacion</text:p>
                <draw:g>
                  <svg:desc>nn3.B1:nn3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.C2:nn3.C8</svg:desc>
                </draw:g>
              </table:table-cell>
              <table:table-cell office:value-type="float" office:value="97.0123">
                <text:p>97.0123</text:p>
                <draw:g>
                  <svg:desc>nn3.A2:nn3.A8</svg:desc>
                </draw:g>
              </table:table-cell>
              <table:table-cell office:value-type="float" office:value="75">
                <text:p>75</text:p>
                <draw:g>
                  <svg:desc>nn3.B2:nn3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  <table:table-cell office:value-type="float" office:value="78.4832451499118">
                <text:p>78.48324514991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80.2816901408451">
                <text:p>80.28169014084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80.5309734513274">
                <text:p>80.53097345132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79.4326241134752">
                <text:p>79.43262411347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80.7760141093474">
                <text:p>80.77601410934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81.6901408450704">
                <text:p>81.6901408450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5 y Validación Cruzada</text:p>
        </chart:subtitle>
        <chart:legend chart:legend-position="end" svg:x="12.834cm" svg:y="3.958cm" style:legend-expansion="high" chart:style-name="ch4"/>
        <chart:plot-area chart:style-name="ch5" table:cell-range-address="nn5.B2:nn5.C8 nn5.A1:nn5.A8 nn5.B1:nn5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5.C2:nn5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5.A2:nn5.A8" chart:label-cell-address="nn5.A1:nn5.A1" chart:class="chart:bar">
            <chart:data-point chart:repeated="7"/>
          </chart:series>
          <chart:series chart:style-name="ch12" chart:values-cell-range-address="nn5.B2:nn5.B8" chart:label-cell-address="nn5.B1:nn5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5.A1:nn5.A1</svg:desc>
                </draw:g>
              </table:table-cell>
              <table:table-cell office:value-type="string">
                <text:p>Implementacion</text:p>
                <draw:g>
                  <svg:desc>nn5.B1:nn5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5.C2:nn5.C8</svg:desc>
                </draw:g>
              </table:table-cell>
              <table:table-cell office:value-type="float" office:value="97.0123">
                <text:p>97.0123</text:p>
                <draw:g>
                  <svg:desc>nn5.A2:nn5.A8</svg:desc>
                </draw:g>
              </table:table-cell>
              <table:table-cell office:value-type="float" office:value="74.8239436619718">
                <text:p>74.8239436619718</text:p>
                <draw:g>
                  <svg:desc>nn5.B2:nn5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  <table:table-cell office:value-type="float" office:value="79.3650793650794">
                <text:p>79.36507936507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80.9859154929577">
                <text:p>80.98591549295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80.7079646017699">
                <text:p>80.70796460176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79.7872340425532">
                <text:p>79.78723404255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81.8342151675485">
                <text:p>81.83421516754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82.0422535211268">
                <text:p>82.04225352112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10 y Validación Cruzada</text:p>
        </chart:subtitle>
        <chart:legend chart:legend-position="end" svg:x="12.834cm" svg:y="3.958cm" style:legend-expansion="high" chart:style-name="ch4"/>
        <chart:plot-area chart:style-name="ch5" table:cell-range-address="nn10.B2:nn10.C8 nn10.A1:nn10.A8 nn10.B1:nn1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0.C2:nn1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0.A2:nn10.A8" chart:label-cell-address="nn10.A1:nn10.A1" chart:class="chart:bar">
            <chart:data-point chart:repeated="7"/>
          </chart:series>
          <chart:series chart:style-name="ch12" chart:values-cell-range-address="nn10.B2:nn10.B8" chart:label-cell-address="nn10.B1:nn1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0.A1:nn10.A1</svg:desc>
                </draw:g>
              </table:table-cell>
              <table:table-cell office:value-type="string">
                <text:p>Implementacion</text:p>
                <draw:g>
                  <svg:desc>nn10.B1:nn1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0.C2:nn10.C8</svg:desc>
                </draw:g>
              </table:table-cell>
              <table:table-cell office:value-type="float" office:value="96.8366">
                <text:p>96.8366</text:p>
                <draw:g>
                  <svg:desc>nn10.A2:nn10.A8</svg:desc>
                </draw:g>
              </table:table-cell>
              <table:table-cell office:value-type="float" office:value="73.4154929577465">
                <text:p>73.4154929577465</text:p>
                <draw:g>
                  <svg:desc>nn10.B2:nn1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  <table:table-cell office:value-type="float" office:value="78.6596119929453">
                <text:p>78.65961199294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  <table:table-cell office:value-type="float" office:value="79.7535211267606">
                <text:p>79.75352112676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80.8849557522124">
                <text:p>80.88495575221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80.8510638297872">
                <text:p>80.85106382978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83.5978835978836">
                <text:p>83.59788359788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82.0422535211268">
                <text:p>82.0422535211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20 y Validación Cruzada</text:p>
        </chart:subtitle>
        <chart:legend chart:legend-position="end" svg:x="12.834cm" svg:y="3.958cm" style:legend-expansion="high" chart:style-name="ch4"/>
        <chart:plot-area chart:style-name="ch5" table:cell-range-address="nn20.B2:nn20.C8 nn20.A1:nn20.A8 nn20.B1:nn2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20.C2:nn2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20.A2:nn20.A8" chart:label-cell-address="nn20.A1:nn20.A1" chart:class="chart:bar">
            <chart:data-point chart:repeated="7"/>
          </chart:series>
          <chart:series chart:style-name="ch12" chart:values-cell-range-address="nn20.B2:nn20.B8" chart:label-cell-address="nn20.B1:nn2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20.A1:nn20.A1</svg:desc>
                </draw:g>
              </table:table-cell>
              <table:table-cell office:value-type="string">
                <text:p>Implementacion</text:p>
                <draw:g>
                  <svg:desc>nn20.B1:nn2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20.C2:nn20.C8</svg:desc>
                </draw:g>
              </table:table-cell>
              <table:table-cell office:value-type="float" office:value="95.9578">
                <text:p>95.9578</text:p>
                <draw:g>
                  <svg:desc>nn20.A2:nn20.A8</svg:desc>
                </draw:g>
              </table:table-cell>
              <table:table-cell office:value-type="float" office:value="69.8943661971831">
                <text:p>69.8943661971831</text:p>
                <draw:g>
                  <svg:desc>nn20.B2:nn2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79.1887125220459">
                <text:p>79.18871252204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78.5211267605634">
                <text:p>78.52112676056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79.8230088495575">
                <text:p>79.82300884955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80.8510638297872">
                <text:p>80.85106382978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80.7760141093474">
                <text:p>80.77601410934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82.2183098591549">
                <text:p>82.21830985915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30 y Validación Cruzada</text:p>
        </chart:subtitle>
        <chart:legend chart:legend-position="end" svg:x="12.834cm" svg:y="3.958cm" style:legend-expansion="high" chart:style-name="ch4"/>
        <chart:plot-area chart:style-name="ch5" table:cell-range-address="nn30.B2:nn30.C8 nn30.A1:nn30.A8 nn30.B1:nn3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0.C2:nn3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0.A2:nn30.A8" chart:label-cell-address="nn30.A1:nn30.A1" chart:class="chart:bar">
            <chart:data-point chart:repeated="7"/>
          </chart:series>
          <chart:series chart:style-name="ch12" chart:values-cell-range-address="nn30.B2:nn30.B8" chart:label-cell-address="nn30.B1:nn3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0.A1:nn30.A1</svg:desc>
                </draw:g>
              </table:table-cell>
              <table:table-cell office:value-type="string">
                <text:p>Implementacion</text:p>
                <draw:g>
                  <svg:desc>nn30.B1:nn3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0.C2:nn30.C8</svg:desc>
                </draw:g>
              </table:table-cell>
              <table:table-cell office:value-type="float" office:value="95.2548">
                <text:p>95.2548</text:p>
                <draw:g>
                  <svg:desc>nn30.A2:nn30.A8</svg:desc>
                </draw:g>
              </table:table-cell>
              <table:table-cell office:value-type="float" office:value="68.1338028169014">
                <text:p>68.1338028169014</text:p>
                <draw:g>
                  <svg:desc>nn30.B2:nn3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  <table:table-cell office:value-type="float" office:value="75.1322751322751">
                <text:p>75.13227513227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77.6408450704225">
                <text:p>77.64084507042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78.5840707964602">
                <text:p>78.58407079646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78.3687943262411">
                <text:p>78.36879432624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79.0123456790123">
                <text:p>79.01234567901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79.5774647887324">
                <text:p>79.57746478873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